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47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ndal_Name</text:p>
          </table:table-cell>
          <table:table-cell office:value-type="string" calcext:value-type="string">
            <text:p>District_Name</text:p>
          </table:table-cell>
        </table:table-row>
        <table:table-row table:style-name="ro1">
          <table:table-cell office:value-type="string" calcext:value-type="string">
            <text:p>GUDLURU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A KONDURU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ACHAMPETA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ACHANTA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ADDANKI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ADDATEEGALA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ADONI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AGALI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AGIRIPALLE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AINAVILLI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AKIVEEDU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ALAMURU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ALLAGADDA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ALLAVARAM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ALLUR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ALUR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AMADAGUR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AMADALAVALASA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AMALAPURAM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AMARAPURAM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AMARAVATHI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AMBAJIPETA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AMRUTHALUR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ANAKAPALLE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ANANDAPURAM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ANANTAPUR MANDAL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ANANTHAGIRI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ANANTHASAGARAM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ANAPARTHI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ANUMASAMUDRAMPETA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ARAKU VALLEY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ARDHAVEEDU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ASPARI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ATCHUTAPURAM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ATLUR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ATMAKUR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ATMAKUR (KURNOOL)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ATMAKUR (NELLORE)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ATREYAPURAM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ATTILI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AVANIGADA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B KODUR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B KOTHAKOTA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BADANGI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BADVEL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BAIREDDI PALLE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BALAJIPETA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BALAYAPALLE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BALLIKURUVA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BANAGANAPALLE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BANDI ATMAKUR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BANGARUPALEM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BANTUMILLI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BAPATLA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BAPULAPAD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BATHALAPALLE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BELLAMKONDA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BELUGUPPA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BESTAVARIPETA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BETHAMCHERLA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BHAMINI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BHATTIPROLU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BHEEMAVARAM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BHEEMUNIPATNAM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BHIMADOLE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BHOGHAPURAM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BICCAVOLU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BOBBILI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BOGOLE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BOLLAPALLE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BOMMANAHAL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BONDAPALLE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BRAHMAMGARIMATTAM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BRAHMASAMUDRAM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BUCCHIREDDIPALEM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BUCHINAIDU KHANDRI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BUKKAPATNAM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BUKKARAYASAMUDRAM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BURJA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BUTCHAYYAPETA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BUTTAYAGUDEM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C BELAGAL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CHADRASEKARAPURAM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CHAGALAMARRI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CHAGALLU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CHAKNAYAPET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CHALLAPALLE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CHANDARLAPADU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CHANDRAGIRI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CHAPAD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CHATRAI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CHEBROLE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CHEEDIKADA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CHEEPURUPALLE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CHEJERLA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CHENNE KOTHAPALLE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CHENNUR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CHERUKUPALLE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CHILAKALURIPET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CHILAMATHUR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CHILLAKUR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CHIMAKURTHI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CHINAGANJAM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CHINNAGOTTIGALLU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CHINNAMANDEM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CHINTALAPUDI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CHINTAPALLE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CHINTHA KOMMADINNE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CHINTUR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CHIPPAGIRI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CHIRALA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CHITTAMUR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CHITTOOR MANDAL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CHITVEL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CHODAVARAM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CHOWDEPALLE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CUDDAPAH MANDAL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CUMBUM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D HIRCHAL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DACHEPALLE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DAGADARTHI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DAKKILI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DARSI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DATTIRAJERU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DENDULURU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DENKADA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DEVANAKONDA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DEVARAPALLE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DEVARAPALLE (VISAKHAPATNAM)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DEVIPATNAM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DHARMAVARAM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DHONE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DONAKONDA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DORAVARISATRAM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DORNALA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DORNIPADU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DUGGIRALA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DUMBRIGUDA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DURGI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DUTTALUR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DUVVUR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DWARAKA TIRUMALA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EDLAPADU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ELURU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ETCHERLA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G KONDURU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GADIVEMULA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GAJAPATHINAGARAM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GALIVEEDU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GAMPALAGUDEM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GANAPAVARAM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GANDEPALLE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GANDLAPENTA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GANGADHARA NELLORE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GANGARAJU MADUGULA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GANGAVARAM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GANGAVARAM (EAST GODAVARI)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GANGUVARI SINGADAM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GANNAVARAM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GANTYADA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GARA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GARIVIDI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GARLADINNE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GARUGUBILLI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GHANTASALA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GIDDALURU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GOKAVARAM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GOLLAPROLU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GOLUGONDA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GONEGANDLA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GOOTY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GOPALAPURAM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GOPAVARAM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GORANTLA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GOSPADU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GUDEM KOTHAVEEDHI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GUDI PALLE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GUDIBANDA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GUDIPALA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GUDIVADA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GUDLAVALLERU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GUDUR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GUDUR (KRISHNA)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GUDUR (KURNOOL)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GUMMAGATTA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GUMMALAKSHMIPURAM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GUNTAKAL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GUNTUR MANDAL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GURAZALA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GURLA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GURRAMKONDA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HALAHARVI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HANUMANTHUNIPADU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HINDUPUR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HIRAMANDALAM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HOLAGUNDA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HUKUMPETA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I POLAVARAM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IBRAHIMPATNAM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ICHCHAPURAM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INDUKURPET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INKOLLU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IPURU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IRAGAVARAM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IRALA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JAGGAMPETA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JAGGAYYAPETA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JALADANKI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JALUMURU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JAMI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JAMMALAMADUGU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JANAKAVARAMPANGULU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JANGAREDDIGUDEM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JEELUGUMILLI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JIYYAMMA VALASA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JUPADU BUNGALOW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K KOTAPADU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K V B PURAM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KADIAM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KADIRI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KAIKALUR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KAJULURU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KAKINADA (RURAL)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KAKINADA (URBAN)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KAKUMANU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KALAKADA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KALASAPADU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KALIDINDI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KALIGIRI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KALIKIRI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KALLA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KALLUR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KALUVOYA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KALYANDURG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KAMALAPURAM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KAMAVARAPUKOTA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KAMBADUR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KAMBHAMVARIPALLE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KAMMAPALLE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KANAGANAPALLE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KANCHIKA CHERLA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KANCHILI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KANDUKUR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KANEKAL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KANIGIRI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KANKIPADU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KAPILESWARAPURAM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KARAMCHEDU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KARAPA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KAREMPUDI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KARLAPALEM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KARVETINAGAR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KASIMKOTA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KATRENIKONA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KAVALI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KAVITI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KHAJIPET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KIRLAMPUDI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KODAVALUR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KODUMUR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KODUR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KODURU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KOILKUNTLA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KOLIMIGUNDLA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KOLLIPARA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KOLLUR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KOMARADA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KOMAROLU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KONAKANAMITLA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KONDAPI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KONDAPURAM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KONDAPURAM (NELLORE)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KORISAPADU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KORUKONDA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KOSIGI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KOTA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KOTABOMMAL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KOTANANDURU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KOTAURATLA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KOTHACHERUVU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KOTHAPALLE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KOTHAPALLEE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KOTHAPATNAM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KOTHAPETA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KOTHAVALASA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KOTHURU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KOVUR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KOVVUR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KOWTHALAM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KOYYALAGUDEM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KOYYURU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KROSURU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KRUTHIVENNU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KUDAIR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KUKUNOOR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KUNAVARAM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KUNDURPI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KUPPAM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KURABALAKOTA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KURICHEDU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KURNOOL MANDAL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KURUPAM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LAKKAVARAPUKOTA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LAKKIREDDIPALLE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LAVERU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LAXMINARASAMPET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LEPAKSHI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LINGALA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LINGAPALEM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LINGASAMUDRAM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MACHAVARAM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MACHERLA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MACHILIPATNAM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MADAKASIRA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MADDIKERA EAST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MADDIPADU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MADUGULA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MAHANANDI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MAKAVARAPALEM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MAKKUVA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MALIKIPURAM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MAMIDIKUDURU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MANDAPALLE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MANDAPETA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MANDASA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MANDAVALLI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MANGALAGIRI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MANTRALAYAM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MANUBOLU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MAREDUMILLI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MARKAPUR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MARRIPADU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MARRIPUDI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MARTUR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MEDIKONDURU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MELIAPUTTI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MENTADA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MERAKAMUDIDAM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MIDTHUR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MOGALTHUR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MOPIDEVI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MOVVA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MUDDANUR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MUDIGUBBA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MUDINAPALLE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MULAKALACHERUVU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MUMMIDIVARAM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MUNAGAPAKA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MUNCHINGIPUTTU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MUNDLAMURU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MUPPALLA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MUSUNURU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MUTHUKUR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MYLAVARAM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MYLAVARAM (KRISHNA)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NADENDLA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NAGALAPURAM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NAGARAM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NAGARI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NAGAYALANKA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NAGULUPPALAPADU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NAIDUPETA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NAKARIKALLU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NAKKAPALLE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NALLACHERUVU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NALLAJERLA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NALLAMADA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NAMBULIPULIKUNTA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NANDALUR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NANDAVARAM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NANDI KOTKUR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NANDIGAM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NANDIGAMA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NANDIVADA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NANDYAL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NARASANNAPETA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NARASAPURAM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NARASARAOPETA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NARAYANAVANAM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NARPALA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NARSAPUR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NARSIPATNAM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NATHAVARAM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NELLIMARLA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NELLIPAKA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NELLORE MANDAL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NIDADAVOLE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NIDAMARRU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NIMMANAPALLE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NINDRA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NIZAMPATNAM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NUZENDLA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NUZVID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OBULADEVARACHERUVU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OBULAVARIPALLE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OJILI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ONGOLE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ORVAKAL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OWK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P GANNAVARAM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PACHIPENTA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PADAVEGI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PADERU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PADMANABHAM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PAGIDYALA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PAKALA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PALACOLE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PALAKODERU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PALAKONDA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PALAMANER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PALASA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PALASAMUDRAM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PAMARRU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PAMARRU (EAST GODAVARI)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PAMIDI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PAMIDIMUKKALA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PAMULAPADU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PAMUR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PANYAM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PARAVADA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PARCHUR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PARIGI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PARVATHIPURAM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PATHAPATNAM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PATTIKANDA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PAYAKARAOPETA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PEAPALLY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PEDAARAVEEDU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PEDABAYALU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PEDACHERLOPALLE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PEDAKAKANI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PEDAKURAPADU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PEDANA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PEDANANDIPADU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PEDAPADU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PEDAPARUPUDI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PEDAPUDI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PEDDA KADUBUR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PEDDA PANJANI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PEDDAMANDYAM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PEDDAMUDIUM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PEDDAPAPPUR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PEDDAPURAM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PEDDATHIPPASAMUDRA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PEDDAVADUGUR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PELLAKUR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PENAGALURU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PENAMALURU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PENDLIMARRI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PENDURTHI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PENTAPADU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PENU KONDA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PENUGANCHIPROLU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PENUGONDA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PENUMANTRA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PENUMURU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PERAVALI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PHIRANGIPURAM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PICHATUR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PIDUGURALLA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PILERU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PITHAPURAM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PITTALAVANIPALEM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PODILI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PODLAKUR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PODURU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POLAKI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POLAVARAM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PONDURU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PONNALURU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PONNUR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PORUMAMILLA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PRATHIPADU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PRATHIPADU (EAST GODAVARI)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PRODDUTUR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PULICHERLA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PULIVENDLA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PULLALACHERUVU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PULLAMPETA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PUNGANUR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PUSAPATIREGA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PUTHALAPATTU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PUTLUR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PUTTAPARTHI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PUTTUR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RACHERLA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RAJAHMUNDRY (URBAN)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RAJAHMUNDRY RURAL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RAJAM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RAJAMPET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RAJANAGARAM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RAJAVOMMANGI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RAJU PALEM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RAJUPALEM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RAMA KUPPAM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RAMABHADRAPURAM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RAMACHANDRAPURAM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RAMAGIRI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RAMAPURAM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RAMASAMUDRAM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RAMBILLI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RAMPACHODAVARAM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RANASTALAM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RANGAMPETA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RAPTADU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RAPUR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RAVIKAMATHAM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RAVULAPALEM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RAYADURG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RAYAVARAM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RAZOLE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REDDIGUDEM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REGIDIAMADALAVALASA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RENIGUNTA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RENTACHINTALA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REPALLE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RODDAM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ROLLA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ROLUGUNTA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ROMPICHERLA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ROMPICHERLA (GUNTUR)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ROUTHULAPUDI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ROYACHOTI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RUDRAVARAM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S MYDUKUR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S RAYAVARAM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SABBAVARAM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SAKHINETIPALLE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SALUR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SAMALKOTA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SAMBEPALLE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SANGAM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SANJAMALA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SANKHAVARAM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SANTHABOMMALI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SANTHAKAVITI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SANTHAMAGULURU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SANTHANUTHLAPADU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SANTHI PURAM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SARAVAKOTA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SARUBUJJILI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SATTENAPALLE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SATYAVEDU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SAVALYAPURAM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SEETHAMPETA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SEETHANAGARAM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SEETHANAGARAM (VIZIANAGARAM)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SEETHARAMAPURAM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SETTUR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SIDHOUT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SIMHADRIPURAM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SINGANAMALA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SINGARAYAKONDA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SIRVEL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SODAM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SOMALA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SOMANDEPALLE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SOMPETA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SRIKAKULAM MANDAL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SRIKALAHASTI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SRIRANGARAJAPURAM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SRISAILAM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SRUNGAVARAPUKOTA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SULLURPETA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SYDAPURAM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T NARASAPURAM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T SUNDUPALLE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TADA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TADEPALLIGUDEM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TADIKONDA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TADIMARRI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TADPATRI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TALUPULA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TANAKAL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TANGUTUR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TANUKU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TARLAPADU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TEKKALI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TENALI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THADEPALLE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THALLAPUDI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THALLAREVU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THALLUR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THAMBALLAPALLE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THANDUR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THAVANAMPALLE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THERLAM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THONDANGI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THOTAPALLIGUDUR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THOTLAVALLURU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THOTTAMBEDU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THULLUR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TIRUPATI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TIRUPATI URBAN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TIRUVURU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TRIPURANTHAKAM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TSUNDUR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TUGGALI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TUNI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UDAYAGIRI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ULAVAPADU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UNDI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UNDRAJAVARAM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UNGUTURU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UNGUTURU (WEST GODAVARI)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UPPALAGUPTAM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URAVAKONDA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UYYALAWADA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VADAMALAPETA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VAJRAKARUR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VAJRAPUKOTHURU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VAKADU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VALLUR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VALMIKIPURAM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VANGARA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VARADAIAHPALEM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VARARAMACHANDRAPUR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VARIKUNTAPADU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VATSAVAI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VATTICHERUKURU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VEDURU KUPPAM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VEERABALLE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VEERAGHATTAM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VEERAPUNAYUNIPALLE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VEERAVASARAM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VEERULLAPADU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VELAIRPAD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VELDURTHI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VELDURTHI (KURNOOL)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VELGODE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VELIGANDLA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VEMPALLE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VEMULA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VEMURU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VENKATACHALAM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VENKATAGIRI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VENKATAGIRI KOTA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VEPADA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VETAPALEM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VIDAPANAKAL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VIDAVALUR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VIJAYA PURAM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VIJAYAWADA RURAL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VIJAYAWADA URBAN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VINJAMUR</text:p>
          </table:table-cell>
          <table:table-cell office:value-type="string" calcext:value-type="string">
            <text:p>Nellore</text:p>
          </table:table-cell>
        </table:table-row>
        <table:table-row table:style-name="ro1">
          <table:table-cell office:value-type="string" calcext:value-type="string">
            <text:p>VINUKONDA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VISAKHAPATNAM MANDAL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VISAKHAPATNAM MANDAL1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VISSANNAPET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VIZIANAGARAM MANDAL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VOLETIVARIPALEM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VONTIMITTA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VUYYURU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Y RAMAVARAM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YADAMARI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YADIKI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YARRAVARIPALEM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YEDDANAPUDI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YELAMANCHILI</text:p>
          </table:table-cell>
          <table:table-cell office:value-type="string" calcext:value-type="string">
            <text:p>West Godavari</text:p>
          </table:table-cell>
        </table:table-row>
        <table:table-row table:style-name="ro1">
          <table:table-cell office:value-type="string" calcext:value-type="string">
            <text:p>YELAMANCHILI (VISAKHAPATNAM)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YELESWARAM</text:p>
          </table:table-cell>
          <table:table-cell office:value-type="string" calcext:value-type="string">
            <text:p>East Godavari</text:p>
          </table:table-cell>
        </table:table-row>
        <table:table-row table:style-name="ro1">
          <table:table-cell office:value-type="string" calcext:value-type="string">
            <text:p>YELLANUR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YEMMIGANUR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YERPEDU</text:p>
          </table:table-cell>
          <table:table-cell office:value-type="string" calcext:value-type="string">
            <text:p>Chittoor</text:p>
          </table:table-cell>
        </table:table-row>
        <table:table-row table:style-name="ro1">
          <table:table-cell office:value-type="string" calcext:value-type="string">
            <text:p>YERRAGONDAPALEM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YERRAGUNTLA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string" calcext:value-type="string">
            <text:p>ZARUGUMILLI</text:p>
          </table:table-cell>
          <table:table-cell office:value-type="string" calcext:value-type="string">
            <text:p>Prakasam</text:p>
          </table:table-cell>
        </table:table-row>
      </table:table>
      <table:named-expressions/>
      <table:database-ranges>
        <table:database-range table:name="__Anonymous_Sheet_DB__0" table:target-range-address="Sheet1.A2:Sheet1.B67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46:00.965426723</meta:creation-date>
    <dc:date>2017-05-18T16:47:31.164145791</dc:date>
    <meta:editing-duration>PT1M29S</meta:editing-duration>
    <meta:editing-cycles>2</meta:editing-cycles>
    <meta:generator>LibreOffice/5.1.6.2$Linux_X86_64 LibreOffice_project/10m0$Build-2</meta:generator>
    <meta:document-statistic meta:table-count="1" meta:cell-count="1342" meta:object-count="0"/>
  </office:meta>
</office:document-meta>
</file>